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91e" officeooo:paragraph-rsid="0001c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a repository -one member to do this</text:p>
      <text:p text:style-name="P1">2.file_demo_collaboration +readme file(indicate team members starting with creator of the repository)</text:p>
      <text:p text:style-name="P1">3.after creating <text:s/>the repository ,push to github</text:p>
      <text:p text:style-name="P1">4.add a team member in github repository to work with</text:p>
      <text:p text:style-name="P1">5.the other member to create index.html <text:s/>with boiler plate code,push the changes to github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1:35:07.937372205</meta:creation-date>
    <dc:date>2024-06-27T13:29:28.407252426</dc:date>
    <meta:editing-duration>PT1H44M10S</meta:editing-duration>
    <meta:editing-cycles>1</meta:editing-cycles>
    <meta:document-statistic meta:table-count="0" meta:image-count="0" meta:object-count="0" meta:page-count="1" meta:paragraph-count="5" meta:word-count="51" meta:character-count="337" meta:non-whitespace-character-count="289"/>
    <meta:generator>LibreOffice/7.3.7.2$Linux_X86_64 LibreOffice_project/30$Build-2</meta:generator>
  </office:meta>
</office:document-meta>
</file>